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cm"/>
    </style:style>
    <style:style style:name="P3" style:family="paragraph">
      <style:paragraph-properties fo:margin-top="0cm" fo:margin-bottom="0cm"/>
      <style:text-properties style:font-name="DejaVu Sans Mono1"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style:font-name="DejaVu Sans Mono1" fo:font-size="16pt" style:font-size-asian="16pt" style:font-size-complex="16pt"/>
    </style:style>
    <style:style style:name="T2" style:family="text">
      <style:text-properties style:font-name="DejaVu Sans Mono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ssons: 00.Arduino-examples </text:p>
          </draw:text-box>
        </draw:frame>
        <draw:frame presentation:style-name="pr2" draw:text-style-name="P1" draw:layer="layout" svg:width="25.199cm" svg:height="12.661cm" svg:x="1.4cm" svg:y="4.673cm" presentation:class="subtitle" presentation:user-transformed="true">
          <draw:text-box>
            <text:p/>
            <text:p/>
            <text:p/>
            <text:p/>
            <text:p>01. Basics</text:p>
            <text:p/>
            <text:p/>
            <text:p/>
            <text:p/>
            <text:p>Version: 0.0.2, Date: 2016-10-20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AnalogReadSerial</text:p>
              </text:list-item>
              <text:list-item>
                <text:p>BareMinimum</text:p>
              </text:list-item>
              <text:list-item>
                <text:p>Blink</text:p>
              </text:list-item>
              <text:list-item>
                <text:p>BlinkToggle</text:p>
              </text:list-item>
              <text:list-item>
                <text:p>BlinkRTTDelay</text:p>
              </text:list-item>
              <text:list-item>
                <text:p>BlinkWatchdogDelay</text:p>
              </text:list-item>
              <text:list-item>
                <text:p>DigitalReadSerial</text:p>
              </text:list-item>
              <text:list-item>
                <text:p>Fade</text:p>
              </text:list-item>
              <text:list-item>
                <text:p>VoltageReadSerial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nalogReadSerial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AnalogPin.hh” <text:s text:c="9"/>// Explicit include header files</text:span></text:p>
            <text:p text:style-name="P2"><text:span text:style-name="T1">#include “Cosa/IOStream.hh”</text:span></text:p>
            <text:p text:style-name="P2"><text:span text:style-name="T1">#include “Cosa/UART.hh”</text:span></text:p>
            <text:p text:style-name="P2"><text:span text:style-name="T1"/></text:p>
            <text:p text:style-name="P2"><text:span text:style-name="T1">AnalogPin sensor(Board::A0); <text:s text:c="9"/>// Analog Pin Instance for A0</text:span></text:p>
            <text:p text:style-name="P2"><text:span text:style-name="T1">IOStream ios(&amp;uart); <text:s text:c="17"/>// IOStream Instance connected UART</text:span></text:p>
            <text:p text:style-name="P2"><text:span text:style-name="T1"/></text:p>
            <text:p text:style-name="P2"><text:span text:style-name="T1">void setup() </text:span></text:p>
            <text:p text:style-name="P2"><text:span text:style-name="T1">{</text:span></text:p>
            <text:p text:style-name="P2"><text:span text:style-name="T1"><text:s text:c="2"/></text:span><text:span text:style-name="T1">uart.begin(9600); <text:s text:c="18"/>// Start UART and use 9600 baud</text:span></text:p>
            <text:p text:style-name="P2"><text:span text:style-name="T1"><text:s text:c="2"/></text:span><text:span text:style-name="T1">AnalogPin::powerup(); <text:s text:c="14"/>// Start ADC module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ios &lt;&lt; sensor &lt;&lt; endl; <text:s text:c="13"/>// Print analog pin reading</text:span></text:p>
            <text:p text:style-name="P2"><text:span text:style-name="T1"><text:s text:c="2"/></text:span><text:span text:style-name="T1">delay(100); <text:s text:c="24"/>// Delay 1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nalogReadSerial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xplicit include of components used in the sketch.</text:p>
              </text:list-item>
              <text:list-item>
                <text:p>Pins are symbols e.g. Board::A0. <text:s/></text:p>
              </text:list-item>
              <text:list-item>
                <text:p>Component initialization in setup(). </text:p>
              </text:list-item>
              <text:list-item>
                <text:p>IOStream print with operator &lt;&lt; and endl.</text:p>
              </text:list-item>
              <text:list-item>
                <text:p>Default busy-wait delay().</text:p>
              </text:list-item>
              <text:list-item>
                <text:p>Including and initiating the Watchdog will allow low-power sleep mode during delay(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areMinimum</text:p>
          </draw:text-box>
        </draw:frame>
        <draw:frame presentation:style-name="pr4" draw:text-style-name="P3" draw:layer="layout" svg:width="25.199cm" svg:height="12.178cm" svg:x="1.4cm" svg:y="4.914cm" presentation:class="outline">
          <draw:text-box>
            <text:p text:style-name="P2"><text:span text:style-name="T1"/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reMinimum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omething missing?</text:p>
              </text:list-item>
              <text:list-item>
                <text:p>Cosa has a default setup() and loop() function. The sketch can skip one or bot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link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 and off</text:span></text:p>
            <text:p text:style-name="P2"><text:span text:style-name="T1"><text:s text:c="2"/></text:span><text:span text:style-name="T1">delay(1000); <text:s text:c="23"/>// With one second delay</text:span></text:p>
            <text:p text:style-name="P2"><text:span text:style-name="T1"><text:s text:c="2"/></text:span><text:span text:style-name="T1">led.off();</text:span></text:p>
            <text:p text:style-name="P2"><text:span text:style-name="T1"><text:s text:c="2"/></text:span><text:span text:style-name="T1">delay(1000);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link No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This sketch does not need a setup().</text:p>
              </text:list-item>
              <text:list-item>
                <text:p>Pin initialization is done by the constructor.</text:p>
              </text:list-item>
              <text:list-item>
                <text:p>The OutputPin class allow several methods of accessing:</text:p>
                <text:list>
                  <text:list-item>
                    <text:p><text:span text:style-name="T2">Pin.on(), Pin.off()</text:span></text:p>
                  </text:list-item>
                  <text:list-item>
                    <text:p><text:span text:style-name="T2">Pin.set(), Pin.clear()</text:span></text:p>
                  </text:list-item>
                  <text:list-item>
                    <text:p><text:span text:style-name="T2">Pin.toggle()</text:span></text:p>
                  </text:list-item>
                  <text:list-item>
                    <text:p><text:span text:style-name="T2">Pin = value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linkRTTDelay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>#include “Cosa/RTT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RTT::begin(); <text:s text:c="22"/>// Start Real-Time Timer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<text:s text:c="2"/></text:span><text:span text:style-name="T1">led.off(); <text:s text:c="25"/>// Turn LED off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linkToggle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toggle(); <text:s text:c="22"/>// Change LED state </text:span></text:p>
            <text:p text:style-name="P2"><text:span text:style-name="T1"><text:s text:c="2"/></text:span><text:span text:style-name="T1">delay(1000); <text:s text:c="23"/>// Every second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BlinkWatchdogDelay</text:p>
          </draw:text-box>
        </draw:frame>
        <draw:frame presentation:style-name="pr4" draw:text-style-name="P3" draw:layer="layout" svg:width="25.199cm" svg:height="12.178cm" svg:x="1.4cm" svg:y="4.914cm" presentation:class="outline" presentation:user-transformed="true">
          <draw:text-box>
            <text:p text:style-name="P2"><text:span text:style-name="T1">#include “Cosa/OutputPin.hh”</text:span></text:p>
            <text:p text:style-name="P2"><text:span text:style-name="T1">#include “Cosa/Watchdog.hh”</text:span></text:p>
            <text:p text:style-name="P2"><text:span text:style-name="T1"/></text:p>
            <text:p text:style-name="P2"><text:span text:style-name="T1">OutputPin led(Board::LED); <text:s text:c="11"/>// Output Pin Instance for LED</text:span></text:p>
            <text:p text:style-name="P2"><text:span text:style-name="T1"/></text:p>
            <text:p text:style-name="P2"><text:span text:style-name="T1">void setup()</text:span></text:p>
            <text:p text:style-name="P2"><text:span text:style-name="T1">{</text:span></text:p>
            <text:p text:style-name="P2"><text:span text:style-name="T1"><text:s text:c="2"/></text:span><text:span text:style-name="T1">Watchdog::begin(); <text:s text:c="17"/>// Start Watchdog</text:span></text:p>
            <text:p text:style-name="P2"><text:span text:style-name="T1">}</text:span></text:p>
            <text:p text:style-name="P2"><text:span text:style-name="T1"/></text:p>
            <text:p text:style-name="P2"><text:span text:style-name="T1">void loop() </text:span></text:p>
            <text:p text:style-name="P2"><text:span text:style-name="T1">{</text:span></text:p>
            <text:p text:style-name="P2"><text:span text:style-name="T1"><text:s text:c="2"/></text:span><text:span text:style-name="T1">led.on(); <text:s text:c="26"/>// Turn LED on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<text:s text:c="2"/></text:span><text:span text:style-name="T1">led.off(); <text:s text:c="25"/>// Turn LED off</text:span></text:p>
            <text:p text:style-name="P2"><text:span text:style-name="T1"><text:s text:c="2"/></text:span><text:span text:style-name="T1">delay(1000); <text:s text:c="23"/>// Delay 1000 ms</text:span></text:p>
            <text:p text:style-name="P2"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9T21:55:52.561511497</meta:creation-date>
    <dc:date>2016-10-20T22:10:06.128725841</dc:date>
    <meta:editing-duration>PT19M9S</meta:editing-duration>
    <meta:editing-cycles>5</meta:editing-cycles>
    <meta:generator>LibreOffice/5.1.4.2$Linux_x86 LibreOffice_project/10m0$Build-2</meta:generator>
    <meta:document-statistic meta:object-count="65"/>
  </office:meta>
</office:document-meta>
</file>